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gr1" style:family="graphic">
      <style:graphic-properties draw:ole-draw-aspect="1"/>
    </style:style>
    <style:style style:name="T1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Диаграмма 1" draw:style-name="gr1" svg:width="6.2988in" svg:height="3.5429in" svg:x="0.061in" svg:y="0.7614in">
            <draw:object draw:notify-on-update-of-ranges="Лист1.B1:Лист1.D1 Лист1.A2:Лист1.A2 Лист1.B2:Лист1.D2 Лист1.A3:Лист1.A3 Лист1.B3:Лист1.D3 Лист1.A4:Лист1.A4 Лист1.B4:Лист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style-name="ce3" office:value-type="string" calcext:value-type="string">
            <text:p>Кол-во символов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9000" calcext:value-type="float">
            <text:p>90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Последовательный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9.9" calcext:value-type="float">
            <text:p>19.9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Рабина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<text:span text:style-name="T1">Кнутa-Моррисa</text:span>-Праттa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3.4" calcext:value-type="float">
            <text:p>13.4</text:p>
          </table:table-cell>
          <table:table-cell table:number-columns-repeated="16380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3-11T14:58:24Z</meta:creation-date>
    <dc:date>2023-03-18T17:51:23.175927581</dc:date>
    <meta:editing-cycles>6</meta:editing-cycles>
    <meta:editing-duration>PT21M6S</meta:editing-duration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1.87cm" svg:y="0.314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2.699cm" svg:y="8.453cm" style:legend-expansion="wide" chart:style-name="ch3"/>
        <chart:plot-area chart:style-name="ch4" table:cell-range-address="Лист1.A1:Лист1.D4" chart:data-source-has-labels="both" svg:x="1.278cm" svg:y="1.67cm" svg:width="14.402cm" svg:height="5.491cm">
          <chart:coordinate-region svg:x="1.749cm" svg:y="1.843cm" svg:width="13.559cm" svg:height="4.724cm"/>
          <chart:axis chart:dimension="x" chart:name="primary-x" chart:style-name="ch5" chartooo:axis-type="text">
            <chart:title svg:x="6.358cm" svg:y="7.34cm" chart:style-name="ch6">
              <text:p>Кол-во символов в строке, шт.</text:p>
            </chart:title>
            <chart:categories table:cell-range-address="Лист1.B1:Лист1.D1"/>
          </chart:axis>
          <chart:axis chart:dimension="y" chart:name="primary-y" chart:style-name="ch7">
            <chart:title svg:x="0.451cm" svg:y="5.107cm" chart:style-name="ch8">
              <text:p>Время,μс</text:p>
            </chart:title>
            <chart:grid chart:style-name="ch9" chart:class="major"/>
          </chart:axis>
          <chart:series chart:style-name="ch10" chart:values-cell-range-address="Лист1.B2:Лист1.D2" chart:label-cell-address="Лист1.A2:Лист1.A2" chart:class="chart:line">
            <chart:data-point chart:repeated="3"/>
          </chart:series>
          <chart:series chart:style-name="ch11" chart:values-cell-range-address="Лист1.B3:Лист1.D3" chart:label-cell-address="Лист1.A3:Лист1.A3" chart:class="chart:line">
            <chart:data-point chart:repeated="3"/>
          </chart:series>
          <chart:series chart:style-name="ch12" chart:values-cell-range-address="Лист1.B4:Лист1.D4" chart:label-cell-address="Лист1.A4:Лист1.A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0">
                <text:p>3000</text:p>
                <draw:g>
                  <svg:desc>Лист1.B1:Лист1.D1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</table:table-row>
          </table:table-header-rows>
          <table:table-rows>
            <table:table-row>
              <table:table-cell office:value-type="string">
                <text:p>Последовательный</text:p>
                <draw:g>
                  <svg:desc>Лист1.A2:Лист1.A2</svg:desc>
                </draw:g>
              </table:table-cell>
              <table:table-cell office:value-type="float" office:value="6.5">
                <text:p>6.5</text:p>
                <draw:g>
                  <svg:desc>Лист1.B2:Лист1.D2</svg:desc>
                </draw:g>
              </table:table-cell>
              <table:table-cell office:value-type="float" office:value="13.2">
                <text:p>13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Рабина</text:p>
                <draw:g>
                  <svg:desc>Лист1.A3:Лист1.A3</svg:desc>
                </draw:g>
              </table:table-cell>
              <table:table-cell office:value-type="float" office:value="2.6">
                <text:p>2.6</text:p>
                <draw:g>
                  <svg:desc>Лист1.B3:Лист1.D3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Кнутa-Моррисa-Праттa</text:p>
                <draw:g>
                  <svg:desc>Лист1.A4:Лист1.A4</svg:desc>
                </draw:g>
              </table:table-cell>
              <table:table-cell office:value-type="float" office:value="4.6">
                <text:p>4.6</text:p>
                <draw:g>
                  <svg:desc>Лист1.B4:Лист1.D4</svg:desc>
                </draw:g>
              </table:table-cell>
              <table:table-cell office:value-type="float" office:value="9.3">
                <text:p>9.3</text:p>
              </table:table-cell>
              <table:table-cell office:value-type="float" office:value="13.4">
                <text:p>1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